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14.98mm"/>
    </style:style>
    <style:style style:name="co22" style:family="table-column">
      <style:table-column-properties fo:break-before="auto" style:column-width="41.59mm"/>
    </style:style>
    <style:style style:name="co23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12.36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6.88mm"/>
    </style:style>
    <style:style style:name="co24" style:family="table-column">
      <style:table-column-properties fo:break-before="auto" style:column-width="13.07mm"/>
    </style:style>
    <style:style style:name="co25" style:family="table-column">
      <style:table-column-properties fo:break-before="auto" style:column-width="11.13mm"/>
    </style:style>
    <style:style style:name="co26" style:family="table-column">
      <style:table-column-properties fo:break-before="auto" style:column-width="14.36mm"/>
    </style:style>
    <style:style style:name="co27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4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0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42"/>
        <table:table-column table:style-name="co10" table:default-cell-style-name="ce42"/>
        <table:table-column table:style-name="co15" table:default-cell-style-name="ce9"/>
        <table:table-column table:style-name="co10" table:default-cell-style-name="ce20"/>
        <table:table-column table:style-name="co16" table:default-cell-style-name="ce13"/>
        <table:table-column table:style-name="co17" table:default-cell-style-name="ce14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2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number-columns-repeated="998" table:default-cell-style-name="ce4"/>
        <table:table-column table:style-name="co27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0" office:value-type="string" calcext:value-type="string">
            <text:p>index_name</text:p>
          </table:table-cell>
          <table:table-cell table:style-name="ce40" office:value-type="string" calcext:value-type="string">
            <text:p>default_serving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0"/>
          <table:table-cell/>
          <table:table-cell table:style-name="ce20" office:value-type="string" calcext:value-type="string">
            <text:p>Florida (large green)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 (black)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47" office:value-type="string" calcext:value-type="string">
            <text:p>barley-wrap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prout Garden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minc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6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7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4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/>
          <table:table-cell office:value-type="string" calcext:value-type="string">
            <text:p>choc-oxf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ceur</text:p>
          </table:table-cell>
          <table:table-cell table:style-name="ce26"/>
          <table:table-cell table:style-name="ce20" office:value-type="string" calcext:value-type="string">
            <text:p>reduced fat</text:p>
          </table:table-cell>
          <table:table-cell table:style-name="ce20"/>
          <table:table-cell table:style-name="ce20" office:value-type="string" calcext:value-type="string">
            <text:p>cocoa powder</text:p>
          </table:table-cell>
          <table:table-cell table:style-name="ce20" table:number-columns-repeated="3"/>
          <table:table-cell office:value-type="string" calcext:value-type="string">
            <text:p>dutch-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rancourt’s 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ttage 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7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vitawheat-ori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7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8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8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8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addock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/>
          <table:table-cell office:value-type="float" office:value="15033" calcext:value-type="float">
            <text:p>1503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od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/>
          <table:table-cell office:value-type="float" office:value="15015" calcext:value-type="float">
            <text:p>1501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ing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/>
          <table:table-cell office:value-type="float" office:value="15044" calcext:value-type="float">
            <text:p>1504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ngelo Parodi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mackerel-ap</text:p>
          </table:table-cell>
          <table:table-cell table:style-name="ce47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mackerel-jw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office:value-type="float" office:value="1168" calcext:value-type="float">
            <text:p>1168</text:p>
          </table:table-cell>
          <table:table-cell/>
          <table:table-cell table:style-name="ce53" office:value-type="float" office:value="18.4" calcext:value-type="float">
            <text:p>18.4</text:p>
          </table:table-cell>
          <table:table-cell table:style-name="ce53" office:value-type="float" office:value="23.1" calcext:value-type="float">
            <text:p>23.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0.1" calcext:value-type="float">
            <text:p>0.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6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muscatels</text:p>
          </table:table-cell>
          <table:table-cell table:style-name="ce20" table:number-columns-repeated="3"/>
          <table:table-cell office:value-type="string" calcext:value-type="string">
            <text:p>muscat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</text:p>
          </table:table-cell>
          <table:table-cell table:style-name="ce20" office:value-type="string" calcext:value-type="string">
            <text:p>oil</text:p>
          </table:table-cell>
          <table:table-cell table:style-name="ce20" table:number-columns-repeated="2"/>
          <table:table-cell table:style-name="ce20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The Protein Bread 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izza base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lletj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eliGrains</text:p>
          </table:table-cell>
          <table:table-cell table:style-name="ce32"/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3"/>
          <table:table-cell office:value-type="string" calcext:value-type="string">
            <text:p>rice-crack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</text:p>
          </table:table-cell>
          <table:table-cell table:style-name="ce47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raw</text:p>
          </table:table-cell>
          <table:table-cell table:style-name="ce47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jw-wild</text:p>
          </table:table-cell>
          <table:table-cell table:style-name="ce47"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safcol</text:p>
          </table:table-cell>
          <table:table-cell table:style-name="ce47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tassal</text:p>
          </table:table-cell>
          <table:table-cell table:style-name="ce47" office:value-type="float" office:value="45" calcext:value-type="float">
            <text:p>4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napper</text:p>
          </table:table-cell>
          <table:table-cell table:style-name="ce47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47" office:value-type="string" calcext:value-type="string">
            <text:p>spaghetti-bean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scallop</text:p>
          </table:table-cell>
          <table:table-cell table:style-name="ce20" office:value-type="string" calcext:value-type="string">
            <text:p>squas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/>
          <table:table-cell office:value-type="float" office:value="11475" calcext:value-type="float">
            <text:p>1147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3.84" calcext:value-type="float">
            <text:p>3.8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47" office:value-type="string" calcext:value-type="string">
            <text:p>strawberry</text:p>
          </table:table-cell>
          <table:table-cell table:style-name="ce47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/>
          <table:table-cell table:style-name="ce47" office:value-type="string" calcext:value-type="string">
            <text:p>sultanas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y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0"/>
          <table:table-cell table:style-name="ce19"/>
          <table:table-cell table:style-name="ce20" office:value-type="string" calcext:value-type="string">
            <text:p>dips and spreads</text:p>
          </table:table-cell>
          <table:table-cell table:style-name="ce47" office:value-type="string" calcext:value-type="string">
            <text:p>vegemite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/>
          <table:table-cell table:style-name="ce47" office:value-type="string" calcext:value-type="string">
            <text:p>flats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7" office:value-type="string" calcext:value-type="string">
            <text:p>balsamic</text:p>
          </table:table-cell>
          <table:table-cell table:style-name="ce47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47" office:value-type="string" calcext:value-type="string">
            <text:p>walnuts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47" office:value-type="string" calcext:value-type="string">
            <text:p>wasabi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47" office:value-type="string" calcext:value-type="string">
            <text:p>watermelon</text:p>
          </table:table-cell>
          <table:table-cell table:style-name="ce47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7" office:value-type="string" calcext:value-type="string">
            <text:p>red-wine</text:p>
          </table:table-cell>
          <table:table-cell table:style-name="ce47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7" office:value-type="string" calcext:value-type="string">
            <text:p>white-wine</text:p>
          </table:table-cell>
          <table:table-cell table:style-name="ce47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9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chobani</text:p>
          </table:table-cell>
          <table:table-cell table:style-name="ce47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chobani-4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greek-bd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a2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bd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f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tamar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6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2" table:default-cell-style-name="ce45"/>
        <table:table-column table:style-name="co23" table:default-cell-style-name="ce18"/>
        <table:table-column table:style-name="co10" table:default-cell-style-name="ce54"/>
        <table:table-row table:style-name="ro2">
          <table:table-cell office:value-type="string" calcext:value-type="string">
            <text:p>id</text:p>
          </table:table-cell>
          <table:table-cell table:style-name="ce44" office:value-type="string" calcext:value-type="string">
            <text:p>food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4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2:00:07.28768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4-20T12:00:38.209276156</dc:date>
    <meta:editing-duration>P1DT4H41M33S</meta:editing-duration>
    <meta:editing-cycles>242</meta:editing-cycles>
    <meta:generator>LibreOffice/5.3.2.2$Linux_X86_64 LibreOffice_project/30m0$Build-2</meta:generator>
    <meta:document-statistic meta:table-count="2" meta:cell-count="3196" meta:object-count="0"/>
  </office:meta>
</office:document-meta>
</file>